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8080" draw:textarea-horizontal-align="justify" draw:textarea-vertical-align="middle" draw:auto-grow-height="false" draw:shadow="visible" draw:shadow-offset-x="0.1cm" draw:shadow-offset-y="0.1cm" draw:shadow-color="#b3b3b3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left" draw:textarea-vertical-align="top" draw:auto-grow-height="false" fo:padding-top="0.06cm" fo:padding-bottom="0.06cm" fo:padding-left="0.06cm" fo:padding-right="0.06cm"/>
    </style:style>
    <style:style style:name="gr8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left" draw:textarea-vertical-align="top" draw:auto-grow-height="false" fo:min-height="1.164cm" fo:min-width="2.064cm" fo:padding-top="0.05cm" fo:padding-bottom="0.05cm" fo:padding-left="0.05cm" fo:padding-right="0.05cm" draw:shadow="visible" draw:shadow-offset-x="0.1cm" draw:shadow-offset-y="0.1cm" draw:shadow-color="#b3b3b3"/>
    </style:style>
    <style:style style:name="gr10" style:family="graphic" style:parent-style-name="standard">
      <style:graphic-properties draw:textarea-horizontal-align="justify" draw:textarea-vertical-align="middle" draw:auto-grow-height="false" fo:min-height="1.014cm" fo:min-width="3.564cm" fo:wrap-option="wrap" draw:shadow="visible" draw:shadow-offset-x="0.1cm" draw:shadow-offset-y="0.1cm" draw:shadow-color="#b3b3b3"/>
    </style:style>
    <style:style style:name="gr11" style:family="graphic" style:parent-style-name="standard">
      <style:graphic-properties draw:fill="solid" draw:fill-color="#ffff99" draw:textarea-horizontal-align="left" draw:textarea-vertical-align="top" draw:auto-grow-height="false" fo:padding-top="0.05cm" fo:padding-bottom="0.05cm" fo:padding-left="0.05cm" fo:padding-right="0.05cm" fo:wrap-option="wrap" draw:shadow="visible" draw:shadow-offset-x="0.1cm" draw:shadow-offset-y="0.1cm" draw:shadow-color="#b3b3b3"/>
    </style:style>
    <style:style style:name="gr12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 draw:shadow="visible" draw:shadow-offset-x="0.1cm" draw:shadow-offset-y="0.1cm" draw:shadow-color="#b3b3b3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wrap-option="wrap" draw:shadow="visible" draw:shadow-offset-x="0.1cm" draw:shadow-offset-y="0.1cm" draw:shadow-color="#b3b3b3"/>
    </style:style>
    <style:style style:name="gr15" style:family="graphic" style:parent-style-name="standard">
      <style:graphic-properties draw:stroke="none" svg:stroke-color="#000000" draw:fill="none" draw:fill-color="#ffffff" fo:min-height="2.056cm"/>
    </style:style>
    <style:style style:name="gr16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P1" style:family="paragraph">
      <loext:graphic-properties draw:fill="solid" draw:fill-color="#ff8080"/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9966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loext:graphic-properties draw:fill="none"/>
      <style:paragraph-properties fo:text-align="center"/>
      <style:text-properties style:font-name="DejaVu Sans Condensed" fo:font-size="10.5pt" style:font-size-asian="10.5pt" style:font-size-complex="10.5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966"/>
      <style:paragraph-properties fo:text-align="center"/>
      <style:text-properties style:font-name="DejaVu Sans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paragraph-properties fo:text-align="center"/>
      <style:text-properties style:font-name="DejaVu Sans Condensed" fo:font-size="8pt" fo:font-style="italic" style:font-size-asian="8pt" style:font-style-asian="italic" style:font-size-complex="8pt" style:font-style-complex="italic"/>
    </style:style>
    <style:style style:name="P11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12" style:family="paragraph"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solid" draw:fill-color="#ffff99"/>
      <style:paragraph-properties fo:text-align="center"/>
      <style:text-properties style:font-name="DejaVu Sans Condensed" fo:font-size="8pt" fo:font-style="normal" style:font-size-asian="8pt" style:font-style-asian="normal" style:font-size-complex="8pt" style:font-style-complex="normal"/>
    </style:style>
    <style:style style:name="P14" style:family="paragraph">
      <loext:graphic-properties draw:fill="solid" draw:fill-color="#ffff99"/>
      <style:paragraph-properties fo:text-align="center"/>
      <style:text-properties style:font-name="DejaVu Sans Condensed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P16" style:family="paragraph">
      <loext:graphic-properties draw:fill="solid" draw:fill-color="#666666"/>
      <style:paragraph-properties fo:text-align="center"/>
      <style:text-properties fo:color="#ffffff" style:font-name="DejaVu Serif Condensed" fo:font-weight="bold" style:font-weight-asian="bold" style:font-weight-complex="bold"/>
    </style:style>
    <style:style style:name="T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style:font-name="DejaVu Sans Condens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DejaVu Sans Condensed"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DejaVu Sans Condensed" fo:font-size="10pt" style:font-size-asian="10pt" style:font-size-complex="10pt"/>
    </style:style>
    <style:style style:name="T7" style:family="text">
      <style:text-properties style:font-name="DejaVu Sans Condensed" fo:font-size="10pt" fo:font-style="normal" style:font-size-asian="10pt" style:font-style-asian="normal" style:font-size-complex="10pt" style:font-style-complex="normal"/>
    </style:style>
    <style:style style:name="T8" style:family="text">
      <style:text-properties fo:color="#ffffff" style:font-name="DejaVu Serif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3cm" svg:height="10.1cm" svg:x="6.6cm" svg:y="4.701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1.2cm" svg:x="7cm" svg:y="7.101cm">
          <text:p text:style-name="P2"><text:span text:style-name="T1">Conver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2.7cm" svg:height="1.2cm" svg:x="12.2cm" svg:y="7.101cm">
          <text:p text:style-name="P4"><text:span text:style-name="T1">Rég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3cm" svg:height="1.2cm" svg:x="16cm" svg:y="7.101cm">
          <text:p text:style-name="P4"><text:span text:style-name="T1">Proté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cm" svg:height="0.75cm" svg:x="10cm" svg:y="14.001cm">
          <draw:text-box>
            <text:p><text:span text:style-name="T2">Chaîne d'énergie : </text:span><text:span text:style-name="T2">Alimentation </text:span><text:span text:style-name="T2">solaire autonome</text:span></text:p>
          </draw:text-box>
        </draw:frame>
        <draw:line draw:style-name="gr4" draw:text-style-name="P7" draw:layer="layout" svg:x1="4.7cm" svg:y1="7.701cm" svg:x2="7cm" svg:y2="7.701cm">
          <text:p/>
        </draw:line>
        <draw:custom-shape draw:style-name="gr2" draw:text-style-name="P5" xml:id="id4" draw:id="id4" draw:layer="layout" svg:width="3cm" svg:height="1.2cm" svg:x="20.6cm" svg:y="7.101cm">
          <text:p text:style-name="P4"><text:span text:style-name="T1">Transfo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23.6cm" svg:y1="7.701cm" svg:x2="25.2cm" svg:y2="7.701cm">
          <text:p/>
        </draw:line>
        <draw:connector draw:style-name="gr5" draw:text-style-name="P7" draw:layer="layout" svg:x1="9.7cm" svg:y1="7.701cm" svg:x2="12.2cm" svg:y2="7.701cm" draw:start-shape="id1" draw:start-glue-point="1" draw:end-shape="id2" draw:end-glue-point="3" svg:d="M9700 7701h2500" svg:viewBox="0 0 2501 1">
          <text:p/>
        </draw:connector>
        <draw:connector draw:style-name="gr5" draw:text-style-name="P7" draw:layer="layout" svg:x1="14.9cm" svg:y1="7.701cm" svg:x2="16cm" svg:y2="7.701cm" draw:start-shape="id2" draw:start-glue-point="1" draw:end-shape="id3" draw:end-glue-point="3" svg:d="M14900 7701h1100" svg:viewBox="0 0 1101 1">
          <text:p/>
        </draw:connector>
        <draw:connector draw:style-name="gr5" draw:text-style-name="P7" draw:layer="layout" svg:x1="19cm" svg:y1="7.701cm" svg:x2="20.6cm" svg:y2="7.701cm" draw:start-shape="id3" draw:start-glue-point="1" draw:end-shape="id4" draw:end-glue-point="3" svg:d="M19000 7701h1600" svg:viewBox="0 0 1601 1">
          <text:p/>
        </draw:connector>
        <draw:line draw:style-name="gr6" draw:text-style-name="P7" draw:layer="layout" svg:x1="13.5cm" svg:y1="6.501cm" svg:x2="13.5cm" svg:y2="7.101cm">
          <text:p/>
        </draw:line>
        <draw:custom-shape draw:style-name="gr7" draw:text-style-name="P9" draw:layer="layout" svg:width="2.7cm" svg:height="1.2cm" svg:x="2cm" svg:y="7.101cm">
          <text:p text:style-name="P8"><text:span text:style-name="T3">Alim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3.3cm" svg:y1="8.901cm" svg:x2="3.3cm" svg:y2="8.301cm">
          <text:p/>
        </draw:line>
        <draw:line draw:style-name="gr6" draw:text-style-name="P7" draw:layer="layout" svg:x1="8.3cm" svg:y1="8.901cm" svg:x2="8.3cm" svg:y2="8.301cm">
          <text:p/>
        </draw:line>
        <draw:custom-shape draw:style-name="gr2" draw:text-style-name="P5" draw:layer="layout" svg:width="2.7cm" svg:height="1.2cm" svg:x="12.2cm" svg:y="10.501cm">
          <text:p text:style-name="P4"><text:span text:style-name="T1">Stoc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13.2cm" svg:y1="8.301cm" svg:x2="13.2cm" svg:y2="10.501cm">
          <text:p/>
        </draw:line>
        <draw:line draw:style-name="gr4" draw:text-style-name="P7" draw:layer="layout" svg:x1="14cm" svg:y1="10.501cm" svg:x2="14cm" svg:y2="8.301cm">
          <text:p/>
        </draw:line>
        <draw:line draw:style-name="gr8" draw:text-style-name="P7" draw:layer="layout" svg:x1="19.6cm" svg:y1="7.701cm" svg:x2="19.6cm" svg:y2="11.401cm">
          <text:p/>
        </draw:line>
        <draw:line draw:style-name="gr4" draw:text-style-name="P7" draw:layer="layout" svg:x1="19.6cm" svg:y1="11.401cm" svg:x2="25.1cm" svg:y2="11.401cm">
          <text:p/>
        </draw:line>
        <draw:line draw:style-name="gr6" draw:text-style-name="P7" draw:layer="layout" svg:x1="13.5cm" svg:y1="12.301cm" svg:x2="13.5cm" svg:y2="11.701cm">
          <text:p/>
        </draw:line>
        <draw:line draw:style-name="gr6" draw:text-style-name="P7" draw:layer="layout" svg:x1="17.5cm" svg:y1="8.901cm" svg:x2="17.5cm" svg:y2="8.301cm">
          <text:p/>
        </draw:line>
        <draw:line draw:style-name="gr6" draw:text-style-name="P7" draw:layer="layout" svg:x1="22.1cm" svg:y1="8.901cm" svg:x2="22.1cm" svg:y2="8.301cm">
          <text:p/>
        </draw:line>
        <draw:custom-shape draw:style-name="gr9" draw:text-style-name="P10" draw:layer="layout" svg:width="2.3cm" svg:height="1.4cm" svg:x="2cm" svg:y="9.001cm">
          <text:p text:style-name="P8"><text:span text:style-name="T4">Soleil</text:span></text:p>
          <text:p text:style-name="P8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2cm" svg:height="1.4cm" svg:x="7cm" svg:y="9.001cm">
          <text:p text:style-name="P11"><text:span text:style-name="T6">Cellules photovoltaï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cm" svg:height="1.4cm" draw:transform="rotate (0.799186264488204) translate (4.614cm 6.036cm)">
          <text:p text:style-name="P12"><text:span text:style-name="T7">Énergie rayonna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5.6cm" svg:y1="7.001cm" svg:x2="5.6cm" svg:y2="7.701cm">
          <text:p/>
        </draw:line>
        <draw:custom-shape draw:style-name="gr13" draw:text-style-name="P11" draw:layer="layout" svg:width="2.7cm" svg:height="1.4cm" svg:x="12.2cm" svg:y="12.301cm">
          <text:p text:style-name="P11"><text:span text:style-name="T6">Batterie 12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7cm" svg:height="1.4cm" svg:x="12.2cm" svg:y="5.101cm">
          <text:p text:style-name="P11"><text:span text:style-name="T6">régulateur de cha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7cm" svg:height="1.4cm" svg:x="16.1cm" svg:y="9.001cm">
          <text:p text:style-name="P11"><text:span text:style-name="T6">Fusible/Disjonc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7cm" svg:height="1.4cm" svg:x="20.7cm" svg:y="9.001cm">
          <text:p text:style-name="P11"><text:span text:style-name="T6">Convertisseur 24V=/23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7cm" svg:height="1.4cm" draw:transform="rotate (0.799186264488204) translate (25.1cm 7.636cm)">
          <text:p text:style-name="P11"><text:span text:style-name="T6"><text:s/></text:span><text:span text:style-name="T6">Énergie électrique 230V 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7cm" svg:height="1.4cm" draw:transform="rotate (0.799186264488204) translate (25.014cm 11.336cm)">
          <text:p text:style-name="P11"><text:span text:style-name="T6"><text:s/></text:span><text:span text:style-name="T6">Énergie électrique 24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7cm" svg:height="1.4cm" draw:transform="rotate (0.799186264488204) translate (9.2cm 6.025cm)">
          <text:p text:style-name="P11"><text:span text:style-name="T6">Énergie électrique 24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0.3cm" svg:y1="7.001cm" svg:x2="10.3cm" svg:y2="7.701cm">
          <text:p/>
        </draw:line>
        <draw:custom-shape draw:style-name="gr14" draw:text-style-name="P14" draw:layer="layout" svg:width="2.7cm" svg:height="1.4cm" draw:transform="rotate (0.799186264488204) translate (18.3cm 6.036cm)">
          <text:p text:style-name="P11"><text:span text:style-name="T6">Énergie électrique 24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.4cm" svg:y1="7.012cm" svg:x2="19.4cm" svg:y2="7.712cm">
          <text:p/>
        </draw:line>
        <draw:frame draw:style-name="gr15" draw:text-style-name="P15" draw:layer="layout" svg:width="25.4cm" svg:height="2.306cm" svg:x="2.6cm" svg:y="16.4cm">
          <draw:text-box>
            <text:p><text:span text:style-name="T1">Compléter les parties manquantes de la chaîne :</text:span></text:p>
            <text:p><text:span text:style-name="T6"/></text:p>
            <text:p><text:span text:style-name="T6">Fonctions (rectangles oranges) :</text:span><text:span text:style-name="T6"><text:tab/></text:span><text:span text:style-name="T6">Réguler, Alimenter, Transformer, Stocker, Convertir, Protéger</text:span></text:p>
            <text:p><text:span text:style-name="T6">Supports (rectangles bleus) :</text:span><text:span text:style-name="T6"><text:tab/></text:span><text:span text:style-name="T6"><text:tab/></text:span><text:span text:style-name="T6">Batterie 12V, Fusible/Disjoncteur, Soleil, Convertisseur 24V=/230V~, Cellules photovoltaïques, régulateur de charge</text:span></text:p>
            <text:p><text:span text:style-name="T6">Types d'énergie (rectangles jaunes) :</text:span><text:span text:style-name="T6"><text:tab/></text:span><text:span text:style-name="T6">Énergie électrique 24V=, Énergie électrique 230V AC, Énergie rayonnante</text:span></text:p>
          </draw:text-box>
        </draw:frame>
        <draw:custom-shape draw:style-name="gr16" draw:text-style-name="P16" draw:layer="layout" svg:width="20.7cm" svg:height="1.3cm" svg:x="4.476cm" svg:y="1.1cm">
          <text:p><text:span text:style-name="T8">Alimentation solaire autonome : étude de la chaîne d'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3:48.92</meta:creation-date>
    <meta:print-date>2014-02-11T13:55:39.836749854</meta:print-date>
    <dc:date>2018-10-15T09:38:19.123571952</dc:date>
    <meta:editing-duration>PT51M41S</meta:editing-duration>
    <meta:editing-cycles>13</meta:editing-cycles>
    <meta:generator>LibreOffice/6.0.4.2$Linux_X86_64 LibreOffice_project/00m0$Build-2</meta:generator>
    <meta:printed-by>razer </meta:printed-by>
    <meta:document-statistic meta:object-count="39"/>
  </office:meta>
</office:document-meta>
</file>